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1.376cm" fo:min-width="4.51cm"/>
    </style:style>
    <style:style style:name="gr2" style:family="graphic" style:parent-style-name="standard">
      <style:graphic-properties draw:fill-color="#00ae00" draw:textarea-horizontal-align="justify" draw:textarea-vertical-align="middle" draw:auto-grow-height="false" fo:min-height="1.376cm" fo:min-width="4.51cm"/>
    </style:style>
    <style:style style:name="gr3" style:family="graphic" style:parent-style-name="standard">
      <style:graphic-properties draw:fill-color="#00b8ff" draw:textarea-horizontal-align="justify" draw:textarea-vertical-align="middle" draw:auto-grow-height="false" fo:min-height="1.376cm" fo:min-width="4.509cm"/>
    </style:style>
    <style:style style:name="gr4" style:family="graphic" style:parent-style-name="standard">
      <style:graphic-properties draw:fill-color="#00ae00" draw:textarea-horizontal-align="justify" draw:textarea-vertical-align="middle" draw:auto-grow-height="false" fo:min-height="1.376cm" fo:min-width="4.509cm"/>
    </style:style>
    <style:style style:name="gr5" style:family="graphic" style:parent-style-name="standard">
      <style:graphic-properties draw:textarea-horizontal-align="justify" draw:textarea-vertical-align="middle" draw:auto-grow-height="false" fo:min-height="0.894cm" fo:min-width="2.359cm"/>
    </style:style>
    <style:style style:name="gr6" style:family="graphic" style:parent-style-name="objectwithoutfill">
      <style:graphic-properties svg:stroke-width="0.102cm" draw:marker-start-width="0.355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textarea-horizontal-align="justify" draw:textarea-vertical-align="middle" draw:auto-grow-height="false" fo:min-height="1.041cm" fo:min-width="2.441cm"/>
    </style:style>
    <style:style style:name="gr8" style:family="graphic" style:parent-style-name="standard">
      <style:graphic-properties svg:stroke-width="0.102cm" svg:stroke-color="#00ae00" draw:marker-start-width="0.355cm" draw:marker-end-width="0.355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00ae00"/>
      <style:paragraph-properties fo:text-align="center"/>
    </style:style>
    <style:style style:name="P4" style:family="paragraph">
      <loext:graphic-properties draw:fill-color="#00b8ff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5.01cm" svg:height="1.626cm" svg:x="6.39cm" svg:y="3.132cm"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5.01cm" svg:height="1.626cm" svg:x="6.393cm" svg:y="0.381cm">
          <text:p text:style-name="P1">Test Input</text:p>
          <text:p text:style-name="P1">(Designed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5.009cm" svg:height="1.626cm" svg:x="6.41cm" svg:y="5.683cm">
          <text:p text:style-name="P1">Program Output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009cm" svg:height="1.626cm" svg:x="12.119cm" svg:y="5.67cm">
          <text:p text:style-name="P1">Test Output</text:p>
          <text:p text:style-name="P1">(Expected)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5.715cm" svg:height="2.286cm" svg:x="6.065cm" svg:y="8.549cm">
          <text:p text:style-name="P1">Do they </text:p>
          <text:p text:style-name="P1">match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-0.162cm" svg:x1="8.914cm" svg:y1="7.309cm" svg:x2="8.922cm" svg:y2="8.549cm" draw:start-shape="id1" draw:start-glue-point="2" draw:end-shape="id2" draw:end-glue-point="4" svg:d="M8914 7309v458h8v782" svg:viewBox="0 0 9 1241">
          <text:p/>
        </draw:connector>
        <draw:connector draw:style-name="gr6" draw:text-style-name="P5" draw:layer="layout" draw:line-skew="-0.156cm" svg:x1="14.623cm" svg:y1="7.296cm" svg:x2="8.922cm" svg:y2="8.549cm" draw:start-shape="id3" draw:start-glue-point="2" draw:end-shape="id2" draw:end-glue-point="4" svg:d="M14623 7296v471h-5701v782" svg:viewBox="0 0 5702 1254">
          <text:p/>
        </draw:connector>
        <draw:custom-shape draw:style-name="gr7" draw:text-style-name="P1" xml:id="id4" draw:id="id4" draw:layer="layout" svg:width="4.157cm" svg:height="1.825cm" svg:x="0.143cm" svg:y="8.789cm">
          <text:p text:style-name="P1">Modify</text:p>
          <text:p text:style-name="P1">source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4.157cm" svg:height="1.825cm" svg:x="0.146cm" svg:y="5.38cm">
          <text:p text:style-name="P1">Compil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5" draw:layer="layout" svg:x1="6.065cm" svg:y1="9.692cm" svg:x2="4.3cm" svg:y2="9.701cm" draw:start-shape="id2" draw:start-glue-point="5" svg:d="M6065 9692h-1146v9h-619" svg:viewBox="0 0 1766 10">
          <text:p/>
        </draw:connector>
        <draw:connector draw:style-name="gr6" draw:text-style-name="P5" draw:layer="layout" svg:x1="2.222cm" svg:y1="8.789cm" svg:x2="2.225cm" svg:y2="7.205cm" draw:start-shape="id4" draw:start-glue-point="4" draw:end-shape="id5" draw:end-glue-point="8" svg:d="M2222 8789v-792h3v-792" svg:viewBox="0 0 4 1585">
          <text:p/>
        </draw:connector>
        <draw:connector draw:style-name="gr6" draw:text-style-name="P5" draw:layer="layout" svg:x1="2.225cm" svg:y1="5.38cm" svg:x2="6.39cm" svg:y2="3.945cm" draw:start-shape="id5" draw:start-glue-point="4" draw:end-shape="id6" draw:end-glue-point="3" svg:d="M2225 5380v-1435h4165" svg:viewBox="0 0 4166 1436">
          <text:p/>
        </draw:connector>
        <draw:connector draw:style-name="gr6" draw:text-style-name="P5" draw:layer="layout" svg:x1="8.898cm" svg:y1="2.007cm" svg:x2="8.895cm" svg:y2="3.132cm" draw:start-shape="id7" draw:start-glue-point="2" draw:end-shape="id6" draw:end-glue-point="0" svg:d="M8898 2007v563h-3v562" svg:viewBox="0 0 4 1126">
          <text:p/>
        </draw:connector>
        <draw:connector draw:style-name="gr6" draw:text-style-name="P5" draw:layer="layout" svg:x1="8.895cm" svg:y1="4.758cm" svg:x2="8.914cm" svg:y2="5.683cm" draw:start-shape="id6" draw:start-glue-point="2" draw:end-shape="id1" draw:end-glue-point="0" svg:d="M8895 4758v463h19v462" svg:viewBox="0 0 20 926">
          <text:p/>
        </draw:connector>
        <draw:connector draw:style-name="gr8" draw:text-style-name="P1" draw:layer="layout" svg:x1="11.403cm" svg:y1="1.194cm" svg:x2="14.623cm" svg:y2="5.67cm" draw:start-shape="id7" draw:start-glue-point="1" draw:end-shape="id3" svg:d="M11403 1194h3220v4476" svg:viewBox="0 0 3221 4477">
          <text:p/>
        </draw:connector>
        <draw:custom-shape draw:style-name="gr7" draw:text-style-name="P1" xml:id="id8" draw:id="id8" draw:layer="layout" svg:width="4.157cm" svg:height="1.825cm" svg:x="13.439cm" svg:y="8.787cm">
          <text:p text:style-name="P1">Done!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5" draw:layer="layout" svg:x1="11.78cm" svg:y1="9.692cm" svg:x2="13.439cm" svg:y2="9.7cm" draw:start-shape="id2" draw:start-glue-point="7" draw:end-shape="id8" draw:end-glue-point="6" svg:d="M11780 9692h829v8h830" svg:viewBox="0 0 1660 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1.37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s perez</meta:initial-creator>
    <meta:creation-date>2017-06-25T17:05:55.005808619</meta:creation-date>
    <dc:date>2018-03-31T15:06:36.335823034</dc:date>
    <dc:creator>andres perez</dc:creator>
    <meta:editing-duration>P1DT22H43M34S</meta:editing-duration>
    <meta:editing-cycles>28</meta:editing-cycles>
    <meta:generator>LibreOffice/5.4.0.3$Linux_X86_64 LibreOffice_project/7556cbc6811c9d992f4064ab9287069087d7f62c</meta:generator>
    <meta:document-statistic meta:object-count="17"/>
  </office:meta>
</office:document-meta>
</file>